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  <table:table-cell office:value-type="string">
            <text:p>Completo</text:p>
          </table:table-cell>
          <table:table-cell office:value-type="string">
            <text:p>Iniciado</text:p>
          </table:table-cell>
          <table:table-cell office:value-type="string">
            <text:p>Total de Pon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/>
          <table:table-cell>
            <draw:frame table:end-cell-address="Sheet1.R26" table:end-x="0.5421in" table:end-y="0.1043in" draw:z-index="0" draw:style-name="gr1" svg:width="6.2992in" svg:height="3.5421in" svg:x="0.4661in" svg:y="0.1043in">
              <draw:object draw:notify-on-update-of-ranges="Sheet1.D5:Sheet1.D5 Sheet1.D6:Sheet1.D22 Sheet1.E5:Sheet1.E5 Sheet1.E6:Sheet1.E22 Sheet1.F5:Sheet1.F5 Sheet1.F6:Sheet1.F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27/03-04/0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5/04-11/0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65">
            <text:p>36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/04-18/0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365">
            <text:p>36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/04-25/0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365">
            <text:p>36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/05-24/05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365">
            <text:p>36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5/05-31/05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1/06-07/06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365">
            <text:p>36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8/06-14/0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/06-21/06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/06-28/06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365">
            <text:p>3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/06-05/07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365">
            <text:p>36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6/07-12/07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365">
            <text:p>36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/07-19/07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/08-16/08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/08-23/08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179">
            <text:p>179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3/08-30/08</text:p>
          </table:table-cell>
          <table:table-cell office:value-type="float" office:value="16">
            <text:p>1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21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pp </meta:initial-creator>
    <meta:creation-date>2011-08-30T20:47:25</meta:creation-date>
    <dc:date>2011-08-30T21:06:42</dc:date>
    <dc:creator>lpp </dc:creator>
    <meta:editing-duration>PT4M7S</meta:editing-duration>
    <meta:editing-cycles>1</meta:editing-cycles>
    <meta:document-statistic meta:table-count="3" meta:cell-count="141" meta:object-count="1"/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808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4bd5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area" chart:style-name="ch1">
        <chart:legend chart:legend-position="end" svg:x="12.81cm" svg:y="3.754cm" chart:style-name="ch2"/>
        <chart:plot-area chart:style-name="ch3" table:cell-range-address="Sheet1.D5:Sheet1.F22" chart:data-source-has-labels="row" svg:x="0.77cm" svg:y="0.851cm" svg:width="11.401cm" svg:height="7.548cm">
          <chartooo:coordinate-region svg:x="1.577cm" svg:y="1.051cm" svg:width="10.407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22" chart:label-cell-address="Sheet1.D5:Sheet1.D5" chart:class="chart:area">
            <chart:data-point chart:repeated="17"/>
          </chart:series>
          <chart:series chart:style-name="ch7" chart:values-cell-range-address="Sheet1.E6:Sheet1.E22" chart:label-cell-address="Sheet1.E5:Sheet1.E5" chart:class="chart:area">
            <chart:data-point chart:repeated="17"/>
          </chart:series>
          <chart:series chart:style-name="ch8" chart:values-cell-range-address="Sheet1.F6:Sheet1.F22" chart:label-cell-address="Sheet1.F5:Sheet1.F5" chart:class="chart:area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o</text:p>
                <draw:g>
                  <svg:desc>Sheet1.D5:Sheet1.D5</svg:desc>
                </draw:g>
              </table:table-cell>
              <table:table-cell office:value-type="string">
                <text:p>Iniciado</text:p>
                <draw:g>
                  <svg:desc>Sheet1.E5:Sheet1.E5</svg:desc>
                </draw:g>
              </table:table-cell>
              <table:table-cell office:value-type="string">
                <text:p>Total de pontos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:Sheet1.D22</svg:desc>
                </draw:g>
              </table:table-cell>
              <table:table-cell office:value-type="float" office:value="12">
                <text:p>12</text:p>
                <draw:g>
                  <svg:desc>Sheet1.E6:Sheet1.E22</svg:desc>
                </draw:g>
              </table:table-cell>
              <table:table-cell office:value-type="float" office:value="365">
                <text:p>365</text:p>
                <draw:g>
                  <svg:desc>Sheet1.F6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119">
                <text:p>11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35">
                <text:p>13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">
                <text:p>152</text:p>
              </table:table-cell>
              <table:table-cell office:value-type="float" office:value="179">
                <text:p>17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